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17.96mm"/>
    </style:style>
    <style:style style:name="co8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09mm" svg:height="90.05mm" svg:x="354.89mm" svg:y="8.23mm">
            <draw:object draw:notify-on-update-of-ranges="Sheet1.F2:Sheet1.F41 Sheet1.H2:Sheet1.H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55.51mm" svg:y="101.66mm">
            <draw:object draw:notify-on-update-of-ranges="Sheet1.K2:Sheet1.K41 Sheet1.M2:Sheet1.M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odel_0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  <table:table-cell/>
          <table:table-cell office:value-type="string" calcext:value-type="string">
            <text:p>Model_2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  <table:table-cell/>
          <table:table-cell office:value-type="string" calcext:value-type="string">
            <text:p>Model_rotation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4" calcext:value-type="float">
            <text:p>0.000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3" calcext:value-type="float">
            <text:p>0.000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6" calcext:value-type="float">
            <text:p>0.000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14" calcext:value-type="float">
            <text:p>0.001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.04</text:p>
          </table:table-cell>
          <table:table-cell office:value-type="float" office:value="11585" calcext:value-type="float">
            <text:p>115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32" calcext:value-type="float">
            <text:p>0.0032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6" calcext:value-type="float">
            <text:p>0.006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309" calcext:value-type="float">
            <text:p>0.309</text:p>
          </table:table-cell>
          <table:table-cell office:value-type="float" office:value="75108" calcext:value-type="float">
            <text:p>751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54" calcext:value-type="float">
            <text:p>0.0054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8" calcext:value-type="float">
            <text:p>0.008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392" calcext:value-type="float">
            <text:p>0.392</text:p>
          </table:table-cell>
          <table:table-cell office:value-type="float" office:value="87303" calcext:value-type="float">
            <text:p>873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102" calcext:value-type="float">
            <text:p>0.0102</text:p>
          </table:table-cell>
          <table:table-cell office:value-type="float" office:value="1323" calcext:value-type="float">
            <text:p>13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1315" calcext:value-type="float">
            <text:p>13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.647" calcext:value-type="float">
            <text:p>2.647</text:p>
          </table:table-cell>
          <table:table-cell office:value-type="float" office:value="668067" calcext:value-type="float">
            <text:p>6680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252" calcext:value-type="float">
            <text:p>0.252</text:p>
          </table:table-cell>
          <table:table-cell office:value-type="float" office:value="3235" calcext:value-type="float">
            <text:p>32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1036" calcext:value-type="float">
            <text:p>103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58" calcext:value-type="float">
            <text:p>1.58</text:p>
          </table:table-cell>
          <table:table-cell office:value-type="float" office:value="291678" calcext:value-type="float">
            <text:p>2916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84" calcext:value-type="float">
            <text:p>0.0084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34" calcext:value-type="float">
            <text:p>0.034</text:p>
          </table:table-cell>
          <table:table-cell office:value-type="float" office:value="898" calcext:value-type="float">
            <text:p>89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0.45" calcext:value-type="float">
            <text:p>60.45</text:p>
          </table:table-cell>
          <table:table-cell office:value-type="float" office:value="13508540" calcext:value-type="float">
            <text:p>135085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  <table:table-cell office:value-type="float" office:value="2061" calcext:value-type="float">
            <text:p>20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7" calcext:value-type="float">
            <text:p>0.07</text:p>
          </table:table-cell>
          <table:table-cell office:value-type="float" office:value="4015" calcext:value-type="float">
            <text:p>40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52479746" calcext:value-type="float">
            <text:p>524797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151" calcext:value-type="float">
            <text:p>0.151</text:p>
          </table:table-cell>
          <table:table-cell office:value-type="float" office:value="16259" calcext:value-type="float">
            <text:p>162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15" calcext:value-type="float">
            <text:p>0.15</text:p>
          </table:table-cell>
          <table:table-cell office:value-type="float" office:value="4855" calcext:value-type="float">
            <text:p>48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26695144" calcext:value-type="float">
            <text:p>266951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3.18" calcext:value-type="float">
            <text:p>43.18</text:p>
          </table:table-cell>
          <table:table-cell office:value-type="float" office:value="3687902" calcext:value-type="float">
            <text:p>368790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33.53" calcext:value-type="float">
            <text:p>233.53</text:p>
          </table:table-cell>
          <table:table-cell office:value-type="float" office:value="1107954" calcext:value-type="float">
            <text:p>110795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35693670" calcext:value-type="float">
            <text:p>3569367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.95</text:p>
          </table:table-cell>
          <table:table-cell office:value-type="float" office:value="77660" calcext:value-type="float">
            <text:p>7766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69" calcext:value-type="float">
            <text:p>0.69</text:p>
          </table:table-cell>
          <table:table-cell office:value-type="float" office:value="26880" calcext:value-type="float">
            <text:p>2688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34984283" calcext:value-type="float">
            <text:p>349842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5418" calcext:value-type="float">
            <text:p>54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10851" calcext:value-type="float">
            <text:p>108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30896822" calcext:value-type="float">
            <text:p>308968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.57" calcext:value-type="float">
            <text:p>1.57</text:p>
          </table:table-cell>
          <table:table-cell office:value-type="float" office:value="115900" calcext:value-type="float">
            <text:p>1159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.31" calcext:value-type="float">
            <text:p>1.31</text:p>
          </table:table-cell>
          <table:table-cell office:value-type="float" office:value="22215" calcext:value-type="float">
            <text:p>222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26772981" calcext:value-type="float">
            <text:p>267729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.37" calcext:value-type="float">
            <text:p>1.37</text:p>
          </table:table-cell>
          <table:table-cell office:value-type="float" office:value="77985" calcext:value-type="float">
            <text:p>779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.08" calcext:value-type="float">
            <text:p>4.08</text:p>
          </table:table-cell>
          <table:table-cell office:value-type="float" office:value="53183" calcext:value-type="float">
            <text:p>5318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21755385" calcext:value-type="float">
            <text:p>217553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2.96" calcext:value-type="float">
            <text:p>12.96</text:p>
          </table:table-cell>
          <table:table-cell office:value-type="float" office:value="735194" calcext:value-type="float">
            <text:p>7351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5.1" calcext:value-type="float">
            <text:p>75.1</text:p>
          </table:table-cell>
          <table:table-cell office:value-type="float" office:value="2364450" calcext:value-type="float">
            <text:p>236445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00" calcext:value-type="float">
            <text:p>300</text:p>
          </table:table-cell>
          <table:table-cell office:value-type="float" office:value="22449114" calcext:value-type="float">
            <text:p>224491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.13" calcext:value-type="float">
            <text:p>2.13</text:p>
          </table:table-cell>
          <table:table-cell office:value-type="float" office:value="132102" calcext:value-type="float">
            <text:p>1321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.85" calcext:value-type="float">
            <text:p>10.85</text:p>
          </table:table-cell>
          <table:table-cell office:value-type="float" office:value="284717" calcext:value-type="float">
            <text:p>2847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20975448" calcext:value-type="float">
            <text:p>209754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.63" calcext:value-type="float">
            <text:p>2.63</text:p>
          </table:table-cell>
          <table:table-cell office:value-type="float" office:value="129607" calcext:value-type="float">
            <text:p>1296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3.91" calcext:value-type="float">
            <text:p>23.91</text:p>
          </table:table-cell>
          <table:table-cell office:value-type="float" office:value="117192" calcext:value-type="float">
            <text:p>11719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office:value-type="float" office:value="15826603" calcext:value-type="float">
            <text:p>158266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float" office:value="13130937" calcext:value-type="float">
            <text:p>131309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float" office:value="1929141" calcext:value-type="float">
            <text:p>192914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17004110" calcext:value-type="float">
            <text:p>170041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7.44" calcext:value-type="float">
            <text:p>27.44</text:p>
          </table:table-cell>
          <table:table-cell office:value-type="float" office:value="1241683" calcext:value-type="float">
            <text:p>12416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4.17" calcext:value-type="float">
            <text:p>84.17</text:p>
          </table:table-cell>
          <table:table-cell office:value-type="float" office:value="1300320" calcext:value-type="float">
            <text:p>13003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21871053" calcext:value-type="float">
            <text:p>218710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4.95" calcext:value-type="float">
            <text:p>74.95</text:p>
          </table:table-cell>
          <table:table-cell office:value-type="float" office:value="3124358" calcext:value-type="float">
            <text:p>312435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7.21" calcext:value-type="float">
            <text:p>97.21</text:p>
          </table:table-cell>
          <table:table-cell office:value-type="float" office:value="992689" calcext:value-type="float">
            <text:p>99268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office:value-type="float" office:value="19362557" calcext:value-type="float">
            <text:p>1936255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1206835" calcext:value-type="float">
            <text:p>112068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668004" calcext:value-type="float">
            <text:p>166800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text:p>300</text:p>
          </table:table-cell>
          <table:table-cell office:value-type="float" office:value="25309614" calcext:value-type="float">
            <text:p>253096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.09" calcext:value-type="float">
            <text:p>14.09</text:p>
          </table:table-cell>
          <table:table-cell office:value-type="float" office:value="743716" calcext:value-type="float">
            <text:p>7437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.7" calcext:value-type="float">
            <text:p>23.7</text:p>
          </table:table-cell>
          <table:table-cell office:value-type="float" office:value="666470" calcext:value-type="float">
            <text:p>66647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26030118" calcext:value-type="float">
            <text:p>260301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.85" calcext:value-type="float">
            <text:p>2.85</text:p>
          </table:table-cell>
          <table:table-cell office:value-type="float" office:value="160395" calcext:value-type="float">
            <text:p>1603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8.7" calcext:value-type="float">
            <text:p>18.7</text:p>
          </table:table-cell>
          <table:table-cell office:value-type="float" office:value="285180" calcext:value-type="float">
            <text:p>28518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978701" calcext:value-type="float">
            <text:p>109787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9244714" calcext:value-type="float">
            <text:p>92447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float" office:value="1358346" calcext:value-type="float">
            <text:p>135834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18973681" calcext:value-type="float">
            <text:p>1897368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3.47" calcext:value-type="float">
            <text:p>23.47</text:p>
          </table:table-cell>
          <table:table-cell office:value-type="float" office:value="883778" calcext:value-type="float">
            <text:p>88377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27.49" calcext:value-type="float">
            <text:p>127.49</text:p>
          </table:table-cell>
          <table:table-cell office:value-type="float" office:value="453240" calcext:value-type="float">
            <text:p>45324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27841481" calcext:value-type="float">
            <text:p>278414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0.19" calcext:value-type="float">
            <text:p>30.19</text:p>
          </table:table-cell>
          <table:table-cell office:value-type="float" office:value="1313633" calcext:value-type="float">
            <text:p>13136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15.63" calcext:value-type="float">
            <text:p>115.63</text:p>
          </table:table-cell>
          <table:table-cell office:value-type="float" office:value="245184" calcext:value-type="float">
            <text:p>24518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22500604" calcext:value-type="float">
            <text:p>2250060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86.1" calcext:value-type="float">
            <text:p>86.1</text:p>
          </table:table-cell>
          <table:table-cell office:value-type="float" office:value="3774200" calcext:value-type="float">
            <text:p>37742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44.79" calcext:value-type="float">
            <text:p>144.79</text:p>
          </table:table-cell>
          <table:table-cell office:value-type="float" office:value="1734498" calcext:value-type="float">
            <text:p>173449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0" calcext:value-type="float">
            <text:p>300</text:p>
          </table:table-cell>
          <table:table-cell office:value-type="float" office:value="16338907" calcext:value-type="float">
            <text:p>1633890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04.36" calcext:value-type="float">
            <text:p>104.36</text:p>
          </table:table-cell>
          <table:table-cell office:value-type="float" office:value="4373289" calcext:value-type="float">
            <text:p>437328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1632621" calcext:value-type="float">
            <text:p>16326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11192423" calcext:value-type="float">
            <text:p>111924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11738667" calcext:value-type="float">
            <text:p>11738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text:p>300</text:p>
          </table:table-cell>
          <table:table-cell office:value-type="float" office:value="1351719" calcext:value-type="float">
            <text:p>135171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29199706" calcext:value-type="float">
            <text:p>2919970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3.86" calcext:value-type="float">
            <text:p>23.86</text:p>
          </table:table-cell>
          <table:table-cell office:value-type="float" office:value="11738667" calcext:value-type="float">
            <text:p>117386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0.08" calcext:value-type="float">
            <text:p>20.08</text:p>
          </table:table-cell>
          <table:table-cell office:value-type="float" office:value="485249" calcext:value-type="float">
            <text:p>48524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00" calcext:value-type="float">
            <text:p>300</text:p>
          </table:table-cell>
          <table:table-cell office:value-type="float" office:value="11600003" calcext:value-type="float">
            <text:p>116000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11809864" calcext:value-type="float">
            <text:p>1180986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1210930" calcext:value-type="float">
            <text:p>121093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00" calcext:value-type="float">
            <text:p>300</text:p>
          </table:table-cell>
          <table:table-cell office:value-type="float" office:value="31418892" calcext:value-type="float">
            <text:p>314188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0.49" calcext:value-type="float">
            <text:p>0.49</text:p>
          </table:table-cell>
          <table:table-cell office:value-type="float" office:value="29431" calcext:value-type="float">
            <text:p>294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.87" calcext:value-type="float">
            <text:p>3.87</text:p>
          </table:table-cell>
          <table:table-cell office:value-type="float" office:value="85122" calcext:value-type="float">
            <text:p>8512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00" calcext:value-type="float">
            <text:p>300</text:p>
          </table:table-cell>
          <table:table-cell office:value-type="float" office:value="12054594" calcext:value-type="float">
            <text:p>1205459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37.66" calcext:value-type="float">
            <text:p>237.66</text:p>
          </table:table-cell>
          <table:table-cell office:value-type="float" office:value="12546874" calcext:value-type="float">
            <text:p>1254687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74675" calcext:value-type="float">
            <text:p>157467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00" calcext:value-type="float">
            <text:p>300</text:p>
          </table:table-cell>
          <table:table-cell office:value-type="float" office:value="12606898" calcext:value-type="float">
            <text:p>126068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.56" calcext:value-type="float">
            <text:p>42.56</text:p>
          </table:table-cell>
          <table:table-cell office:value-type="float" office:value="2275292" calcext:value-type="float">
            <text:p>227529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.88" calcext:value-type="float">
            <text:p>23.88</text:p>
          </table:table-cell>
          <table:table-cell office:value-type="float" office:value="370733" calcext:value-type="float">
            <text:p>3707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300" calcext:value-type="float">
            <text:p>300</text:p>
          </table:table-cell>
          <table:table-cell office:value-type="float" office:value="13644697" calcext:value-type="float">
            <text:p>1364469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9.32" calcext:value-type="float">
            <text:p>9.32</text:p>
          </table:table-cell>
          <table:table-cell office:value-type="float" office:value="474467" calcext:value-type="float">
            <text:p>47446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5.76" calcext:value-type="float">
            <text:p>15.76</text:p>
          </table:table-cell>
          <table:table-cell office:value-type="float" office:value="235021" calcext:value-type="float">
            <text:p>23502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300" calcext:value-type="float">
            <text:p>300</text:p>
          </table:table-cell>
          <table:table-cell office:value-type="float" office:value="12112830" calcext:value-type="float">
            <text:p>1211283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12178015" calcext:value-type="float">
            <text:p>1217801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1129357" calcext:value-type="float">
            <text:p>112935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2112830" calcext:value-type="float">
            <text:p>121128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13245440" calcext:value-type="float">
            <text:p>132454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300" calcext:value-type="float">
            <text:p>300</text:p>
          </table:table-cell>
          <table:table-cell office:value-type="float" office:value="1026122" calcext:value-type="float">
            <text:p>102612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300" calcext:value-type="float">
            <text:p>300</text:p>
          </table:table-cell>
          <table:table-cell office:value-type="float" office:value="12682725" calcext:value-type="float">
            <text:p>126827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12773239" calcext:value-type="float">
            <text:p>127732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00" calcext:value-type="float">
            <text:p>300</text:p>
          </table:table-cell>
          <table:table-cell office:value-type="float" office:value="141366" calcext:value-type="float">
            <text:p>14136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office:value-type="float" office:value="1618146" calcext:value-type="float">
            <text:p>16181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2665071" calcext:value-type="float">
            <text:p>26650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300" calcext:value-type="float">
            <text:p>300</text:p>
          </table:table-cell>
          <table:table-cell office:value-type="float" office:value="263188" calcext:value-type="float">
            <text:p>2631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4:34:26.291271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1T11:00:11.960945923</meta:creation-date>
    <meta:generator>LibreOffice/6.0.7.3$Linux_X86_64 LibreOffice_project/00m0$Build-3</meta:generator>
    <dc:date>2021-07-19T14:42:38.311968828</dc:date>
    <meta:editing-duration>PT3H32M15S</meta:editing-duration>
    <meta:editing-cycles>60</meta:editing-cycles>
    <meta:document-statistic meta:table-count="1" meta:cell-count="4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title svg:x="6.189cm" svg:y="0.316cm" chart:style-name="ch2">
          <text:p>Time for Instance</text:p>
        </chart:title>
        <chart:subtitle svg:x="6.969cm" svg:y="1.275cm" chart:style-name="ch3">
          <text:p>Best Model</text:p>
        </chart:subtitle>
        <chart:plot-area chart:style-name="ch4" table:cell-range-address="Sheet1.F2:Sheet1.F41 Sheet1.H2:Sheet1.H41" svg:x="1.331cm" svg:y="2.138cm" svg:width="14.359cm" svg:height="5.707cm">
          <chartooo:coordinate-region svg:x="2.138cm" svg:y="2.337cm" svg:width="13.365cm" svg:height="4.861cm"/>
          <chart:axis chart:dimension="x" chart:name="primary-x" chart:style-name="ch5">
            <chart:title svg:x="7.844cm" svg:y="8.025cm" chart:style-name="ch6">
              <text:p>Instance</text:p>
            </chart:title>
          </chart:axis>
          <chart:axis chart:dimension="y" chart:name="primary-y" chart:style-name="ch5">
            <chart:title svg:x="0.451cm" svg:y="5.63cm" chart:style-name="ch7">
              <text:p>Time (s)</text:p>
            </chart:title>
            <chart:grid chart:style-name="ch8" chart:class="major"/>
          </chart:axis>
          <chart:series chart:style-name="ch9" chart:values-cell-range-address="Sheet1.H2:Sheet1.H41" chart:class="chart:scatter">
            <chart:domain table:cell-range-address="Sheet1.F2:Sheet1.F41"/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2:Sheet1.F41</svg:desc>
                </draw:g>
              </table:table-cell>
              <table:table-cell office:value-type="float" office:value="0.0004">
                <text:p>0.0004</text:p>
                <draw:g>
                  <svg:desc>Sheet1.H2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4.36">
                <text:p>104.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37.66">
                <text:p>237.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Time for Instance</text:p>
        </chart:title>
        <chart:subtitle svg:x="6.144cm" svg:y="1.275cm" chart:style-name="ch3">
          <text:p>Model with Rotations</text:p>
        </chart:subtitle>
        <chart:plot-area chart:style-name="ch4" table:cell-range-address="Sheet1.K2:Sheet1.K41 Sheet1.M2:Sheet1.M41" svg:x="1.331cm" svg:y="2.138cm" svg:width="14.349cm" svg:height="5.701cm">
          <chartooo:coordinate-region svg:x="2.138cm" svg:y="2.338cm" svg:width="13.355cm" svg:height="4.854cm"/>
          <chart:axis chart:dimension="x" chart:name="primary-x" chart:style-name="ch5">
            <chart:title svg:x="7.839cm" svg:y="8.019cm" chart:style-name="ch6">
              <text:p>Instance</text:p>
            </chart:title>
          </chart:axis>
          <chart:axis chart:dimension="y" chart:name="primary-y" chart:style-name="ch5">
            <chart:title svg:x="0.451cm" svg:y="5.627cm" chart:style-name="ch7">
              <text:p>Time (s)</text:p>
            </chart:title>
            <chart:grid chart:style-name="ch8" chart:class="major"/>
          </chart:axis>
          <chart:series chart:style-name="ch9" chart:values-cell-range-address="Sheet1.M2:Sheet1.M41" chart:class="chart:scatter">
            <chart:domain table:cell-range-address="Sheet1.K2:Sheet1.K41"/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2:Sheet1.K41</svg:desc>
                </draw:g>
              </table:table-cell>
              <table:table-cell office:value-type="float" office:value="0.001">
                <text:p>0.001</text:p>
                <draw:g>
                  <svg:desc>Sheet1.M2:Sheet1.M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3.53">
                <text:p>233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4.17">
                <text:p>8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7.21">
                <text:p>97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7.49">
                <text:p>127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5.63">
                <text:p>115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4.79">
                <text:p>144.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9.68">
                <text:p>159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